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1F6E3A11429B472440.jpg" manifest:media-type="image/jpeg"/>
  <manifest:file-entry manifest:full-path="Pictures/10000001000001C4000001475B59BE43018AECC3.png" manifest:media-type="image/png"/>
  <manifest:file-entry manifest:full-path="Pictures/1000000100000251000001AD3C704CECA62F6DE1.png" manifest:media-type="image/png"/>
  <manifest:file-entry manifest:full-path="Pictures/1000000100000251000001ADFD96A6E803624D19.png" manifest:media-type="image/png"/>
  <manifest:file-entry manifest:full-path="Pictures/1000000100000251000001AD143DAC2D8EE79AA3.png" manifest:media-type="image/png"/>
  <manifest:file-entry manifest:full-path="Pictures/1000000100000166000001469219EDA31DB72EA2.png" manifest:media-type="image/png"/>
  <manifest:file-entry manifest:full-path="Pictures/10000000000002EE000002EEDC3D90F233AC84E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c8ec" officeooo:paragraph-rsid="0003c8ec"/>
    </style:style>
    <style:style style:name="P2" style:family="paragraph" style:parent-style-name="Standard">
      <style:text-properties officeooo:rsid="0003c8ec" officeooo:paragraph-rsid="001f3759"/>
    </style:style>
    <style:style style:name="P3" style:family="paragraph" style:parent-style-name="Standard">
      <style:text-properties officeooo:rsid="0003c8ec" officeooo:paragraph-rsid="002b5eab"/>
    </style:style>
    <style:style style:name="P4" style:family="paragraph" style:parent-style-name="Standard">
      <style:text-properties officeooo:rsid="0003c8ec" officeooo:paragraph-rsid="006ce571"/>
    </style:style>
    <style:style style:name="P5" style:family="paragraph" style:parent-style-name="Standard">
      <style:paragraph-properties fo:text-align="center" style:justify-single-word="false"/>
      <style:text-properties officeooo:rsid="0003c8ec" officeooo:paragraph-rsid="001c3893"/>
    </style:style>
    <style:style style:name="P6" style:family="paragraph" style:parent-style-name="Standard">
      <style:text-properties officeooo:rsid="0006b920" officeooo:paragraph-rsid="0006b920"/>
    </style:style>
    <style:style style:name="P7" style:family="paragraph" style:parent-style-name="Standard">
      <style:text-properties officeooo:rsid="00086e72" officeooo:paragraph-rsid="00086e72"/>
    </style:style>
    <style:style style:name="P8" style:family="paragraph" style:parent-style-name="Standard">
      <style:text-properties officeooo:rsid="00086e72" officeooo:paragraph-rsid="0003c8ec"/>
    </style:style>
    <style:style style:name="P9" style:family="paragraph" style:parent-style-name="Standard">
      <style:text-properties officeooo:rsid="00086e72" officeooo:paragraph-rsid="002854dd"/>
    </style:style>
    <style:style style:name="P10" style:family="paragraph" style:parent-style-name="Standard">
      <style:text-properties officeooo:rsid="0008b67c" officeooo:paragraph-rsid="0008b67c"/>
    </style:style>
    <style:style style:name="P11" style:family="paragraph" style:parent-style-name="Standard">
      <style:text-properties officeooo:rsid="0008ed75" officeooo:paragraph-rsid="0008ed75"/>
    </style:style>
    <style:style style:name="P12" style:family="paragraph" style:parent-style-name="Standard">
      <style:text-properties officeooo:rsid="00094d69" officeooo:paragraph-rsid="00094d69"/>
    </style:style>
    <style:style style:name="P13" style:family="paragraph" style:parent-style-name="Standard">
      <style:text-properties officeooo:rsid="00094d69" officeooo:paragraph-rsid="000d17ac"/>
    </style:style>
    <style:style style:name="P14" style:family="paragraph" style:parent-style-name="Standard">
      <style:text-properties officeooo:rsid="000ab86c" officeooo:paragraph-rsid="000ab86c"/>
    </style:style>
    <style:style style:name="P15" style:family="paragraph" style:parent-style-name="Standard">
      <style:text-properties officeooo:rsid="000d17ac" officeooo:paragraph-rsid="000d17ac"/>
    </style:style>
    <style:style style:name="P16" style:family="paragraph" style:parent-style-name="Standard">
      <style:paragraph-properties fo:text-align="center" style:justify-single-word="false"/>
      <style:text-properties fo:font-size="22pt" style:text-underline-style="solid" style:text-underline-width="auto" style:text-underline-color="font-color" officeooo:rsid="000afed8" officeooo:paragraph-rsid="000afed8" style:font-size-asian="22pt" style:font-size-complex="22pt"/>
    </style:style>
    <style:style style:name="P17" style:family="paragraph" style:parent-style-name="Standard">
      <style:paragraph-properties fo:text-align="center" style:justify-single-word="false"/>
      <style:text-properties fo:font-size="22pt" style:text-underline-style="solid" style:text-underline-width="auto" style:text-underline-color="font-color" officeooo:paragraph-rsid="000afed8" style:font-size-asian="22pt" style:font-size-complex="22pt"/>
    </style:style>
    <style:style style:name="P18" style:family="paragraph" style:parent-style-name="Standard">
      <style:paragraph-properties fo:text-align="center" style:justify-single-word="false"/>
      <style:text-properties fo:font-size="22pt" style:text-underline-style="solid" style:text-underline-width="auto" style:text-underline-color="font-color" officeooo:rsid="000f0b8a" officeooo:paragraph-rsid="000f0b8a" style:font-size-asian="19.25pt" style:font-size-complex="22pt"/>
    </style:style>
    <style:style style:name="P19" style:family="paragraph" style:parent-style-name="Standard">
      <style:paragraph-properties fo:text-align="center" style:justify-single-word="false"/>
      <style:text-properties fo:font-size="22pt" style:text-underline-style="solid" style:text-underline-width="auto" style:text-underline-color="font-color" officeooo:rsid="000f822c" officeooo:paragraph-rsid="000f822c" style:font-size-asian="19.25pt" style:font-size-complex="22pt"/>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1d5b5d" style:font-size-asian="19.25pt" style:font-size-complex="22pt"/>
    </style:style>
    <style:style style:name="P21" style:family="paragraph" style:parent-style-name="Standard">
      <style:paragraph-properties fo:text-align="center" style:justify-single-word="false"/>
      <style:text-properties fo:font-size="22pt" style:text-underline-style="solid" style:text-underline-width="auto" style:text-underline-color="font-color" officeooo:rsid="0003c8ec" officeooo:paragraph-rsid="002eaa62" style:font-size-asian="19.25pt" style:font-size-complex="22pt"/>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officeooo:rsid="0053da25" officeooo:paragraph-rsid="0053da25" style:font-size-asian="19.25pt" style:font-size-complex="22pt"/>
    </style:style>
    <style:style style:name="P23" style:family="paragraph" style:parent-style-name="Standard">
      <style:paragraph-properties fo:text-align="center" style:justify-single-word="false"/>
      <style:text-properties fo:font-size="22pt" style:text-underline-style="solid" style:text-underline-width="auto" style:text-underline-color="font-color" officeooo:rsid="00593af4" officeooo:paragraph-rsid="006b299f" style:font-size-asian="19.25pt" style:font-size-complex="22pt"/>
    </style:style>
    <style:style style:name="P24" style:family="paragraph" style:parent-style-name="Standard">
      <style:paragraph-properties fo:text-align="center" style:justify-single-word="false"/>
      <style:text-properties fo:font-size="22pt" fo:font-style="italic" style:text-underline-style="solid" style:text-underline-width="auto" style:text-underline-color="font-color" officeooo:rsid="0003c8ec" officeooo:paragraph-rsid="002eaa62" style:font-size-asian="19.25pt" style:font-style-asian="italic" style:font-size-complex="22pt" style:font-style-complex="italic"/>
    </style:style>
    <style:style style:name="P25"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3c8ec" officeooo:paragraph-rsid="002fc86a" style:font-size-asian="19.25pt" style:font-style-asian="normal" style:font-size-complex="22pt" style:font-style-complex="normal"/>
    </style:style>
    <style:style style:name="P26"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0518a" style:font-size-asian="19.25pt" style:font-style-asian="normal" style:font-size-complex="22pt" style:font-style-complex="normal"/>
    </style:style>
    <style:style style:name="P27"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6e72" officeooo:paragraph-rsid="0032d20e" style:font-size-asian="19.25pt" style:font-style-asian="normal" style:font-size-complex="22pt" style:font-style-complex="normal"/>
    </style:style>
    <style:style style:name="P2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ed75" officeooo:paragraph-rsid="0032a50d" style:font-size-asian="19.25pt" style:font-style-asian="normal" style:font-size-complex="22pt" style:font-style-complex="normal"/>
    </style:style>
    <style:style style:name="P2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08b67c" officeooo:paragraph-rsid="003477dd" style:font-size-asian="19.25pt" style:font-style-asian="normal" style:font-size-complex="22pt" style:font-style-complex="normal"/>
    </style:style>
    <style:style style:name="P30" style:family="paragraph" style:parent-style-name="Standard">
      <style:paragraph-properties fo:text-align="center" style:justify-single-word="false"/>
      <style:text-properties fo:font-size="22pt" fo:font-style="normal" style:text-underline-style="solid" style:text-underline-width="auto" style:text-underline-color="font-color" fo:font-weight="normal" officeooo:rsid="003a360f" officeooo:paragraph-rsid="00416724" style:font-size-asian="19.25pt" style:font-style-asian="normal" style:font-weight-asian="normal" style:font-size-complex="22pt" style:font-style-complex="normal" style:font-weight-complex="normal"/>
    </style:style>
    <style:style style:name="P31"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32" style:family="paragraph" style:parent-style-name="Standard">
      <style:paragraph-properties fo:text-align="start" style:justify-single-word="false"/>
      <style:text-properties fo:font-size="12pt" style:text-underline-style="none" officeooo:rsid="005cc248" officeooo:paragraph-rsid="006b299f" style:font-size-asian="10.5pt" style:font-size-complex="12pt"/>
    </style:style>
    <style:style style:name="P33" style:family="paragraph" style:parent-style-name="Standard">
      <style:paragraph-properties fo:text-align="start" style:justify-single-word="false"/>
      <style:text-properties fo:font-size="12pt" style:text-underline-style="none" officeooo:rsid="0060cff4" officeooo:paragraph-rsid="006b299f" style:font-size-asian="10.5pt" style:font-size-complex="12pt"/>
    </style:style>
    <style:style style:name="P34" style:family="paragraph" style:parent-style-name="Standard">
      <style:paragraph-properties fo:text-align="start" style:justify-single-word="false"/>
      <style:text-properties fo:font-size="12pt" style:text-underline-style="none" officeooo:rsid="0065220e" officeooo:paragraph-rsid="006b299f" style:font-size-asian="10.5pt" style:font-size-complex="12pt"/>
    </style:style>
    <style:style style:name="P35" style:family="paragraph" style:parent-style-name="Standard">
      <style:paragraph-properties fo:text-align="start" style:justify-single-word="false"/>
      <style:text-properties fo:font-size="12pt" style:text-underline-style="none" officeooo:rsid="00593af4" officeooo:paragraph-rsid="006b299f"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5b4b61" officeooo:paragraph-rsid="006b299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0f0652" officeooo:paragraph-rsid="000afed8" style:font-size-asian="10.5pt" style:font-size-complex="12pt"/>
    </style:style>
    <style:style style:name="P38" style:family="paragraph" style:parent-style-name="Standard">
      <style:paragraph-properties fo:text-align="start" style:justify-single-word="false"/>
      <style:text-properties fo:font-size="12pt" style:text-underline-style="none" officeooo:rsid="008796d2" officeooo:paragraph-rsid="008796d2" style:font-size-asian="10.5pt" style:font-size-complex="12pt"/>
    </style:style>
    <style:style style:name="P39" style:family="paragraph" style:parent-style-name="Standard">
      <style:paragraph-properties fo:text-align="start" style:justify-single-word="false"/>
      <style:text-properties fo:font-size="12pt" style:text-underline-style="none" officeooo:rsid="008907e4" officeooo:paragraph-rsid="008907e4" style:font-size-asian="10.5pt" style:font-size-complex="12pt"/>
    </style:style>
    <style:style style:name="P40"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officeooo:rsid="0003c8ec" officeooo:paragraph-rsid="002fc86a" style:font-size-asian="10.5pt" style:font-style-asian="normal" style:font-size-complex="12pt" style:font-style-complex="normal"/>
    </style:style>
    <style:style style:name="P42" style:family="paragraph" style:parent-style-name="Standard">
      <style:paragraph-properties fo:text-align="start" style:justify-single-word="false"/>
      <style:text-properties fo:font-size="12pt" fo:font-style="normal" style:text-underline-style="none" officeooo:rsid="0003c8ec" officeooo:paragraph-rsid="002eaa62" style:font-size-asian="10.5pt" style:font-style-asian="normal" style:font-size-complex="12pt" style:font-style-complex="normal"/>
    </style:style>
    <style:style style:name="P43" style:family="paragraph" style:parent-style-name="Standard">
      <style:paragraph-properties fo:text-align="start" style:justify-single-word="false"/>
      <style:text-properties fo:font-size="12pt" fo:font-style="normal" style:text-underline-style="none" officeooo:rsid="002fc86a" officeooo:paragraph-rsid="002fc86a" style:font-size-asian="10.5pt" style:font-style-asian="normal" style:font-size-complex="12pt" style:font-style-complex="normal"/>
    </style:style>
    <style:style style:name="P44" style:family="paragraph" style:parent-style-name="Standard">
      <style:paragraph-properties fo:text-align="start" style:justify-single-word="false"/>
      <style:text-properties fo:font-size="12pt" fo:font-style="normal" style:text-underline-style="none" officeooo:rsid="00086e72" officeooo:paragraph-rsid="0030518a" style:font-size-asian="10.5pt" style:font-style-asian="normal" style:font-size-complex="12pt" style:font-style-complex="normal"/>
    </style:style>
    <style:style style:name="P45" style:family="paragraph" style:parent-style-name="Standard">
      <style:paragraph-properties fo:text-align="start" style:justify-single-word="false"/>
      <style:text-properties fo:font-size="12pt" fo:font-style="normal" style:text-underline-style="none" officeooo:rsid="00086e72" officeooo:paragraph-rsid="0032d20e" style:font-size-asian="10.5pt" style:font-style-asian="normal" style:font-size-complex="12pt" style:font-style-complex="normal"/>
    </style:style>
    <style:style style:name="P46" style:family="paragraph" style:parent-style-name="Standard">
      <style:paragraph-properties fo:text-align="start" style:justify-single-word="false"/>
      <style:text-properties fo:font-size="12pt" fo:font-style="normal" style:text-underline-style="none" officeooo:rsid="0030518a" officeooo:paragraph-rsid="0030518a" style:font-size-asian="10.5pt" style:font-style-asian="normal" style:font-size-complex="12pt" style:font-style-complex="normal"/>
    </style:style>
    <style:style style:name="P47" style:family="paragraph" style:parent-style-name="Standard">
      <style:paragraph-properties fo:text-align="start" style:justify-single-word="false"/>
      <style:text-properties fo:font-size="12pt" fo:font-style="normal" style:text-underline-style="none" officeooo:rsid="0031b230" officeooo:paragraph-rsid="0031b230" style:font-size-asian="10.5pt" style:font-style-asian="normal" style:font-size-complex="12pt" style:font-style-complex="normal"/>
    </style:style>
    <style:style style:name="P48" style:family="paragraph" style:parent-style-name="Standard">
      <style:paragraph-properties fo:text-align="start" style:justify-single-word="false"/>
      <style:text-properties fo:font-size="12pt" fo:font-style="normal" style:text-underline-style="none" officeooo:rsid="0008ed75" officeooo:paragraph-rsid="0032a50d" style:font-size-asian="10.5pt" style:font-style-asian="normal" style:font-size-complex="12pt" style:font-style-complex="normal"/>
    </style:style>
    <style:style style:name="P49"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50" style:family="paragraph" style:parent-style-name="Standard">
      <style:paragraph-properties fo:text-align="start" style:justify-single-word="false"/>
      <style:text-properties fo:font-size="12pt" fo:font-style="normal" style:text-underline-style="none" officeooo:rsid="0032d20e" officeooo:paragraph-rsid="0032d20e" style:font-size-asian="10.5pt" style:font-style-asian="normal" style:font-size-complex="12pt" style:font-style-complex="normal"/>
    </style:style>
    <style:style style:name="P5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52" style:family="paragraph" style:parent-style-name="Standard">
      <style:paragraph-properties fo:text-align="start" style:justify-single-word="false"/>
      <style:text-properties fo:font-size="12pt" fo:font-style="normal" style:text-underline-style="none" officeooo:rsid="0034b8dd" officeooo:paragraph-rsid="0034b8dd" style:font-size-asian="10.5pt" style:font-style-asian="normal" style:font-size-complex="12pt" style:font-style-complex="normal"/>
    </style:style>
    <style:style style:name="P53" style:family="paragraph" style:parent-style-name="Standard">
      <style:paragraph-properties fo:text-align="start" style:justify-single-word="false"/>
      <style:text-properties fo:font-size="12pt" fo:font-style="normal" style:text-underline-style="none" officeooo:rsid="003c4e7f" officeooo:paragraph-rsid="003c4e7f" style:font-size-asian="10.5pt" style:font-style-asian="normal" style:font-size-complex="12pt" style:font-style-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3a360f" officeooo:paragraph-rsid="0041672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42ef90" officeooo:paragraph-rsid="0042ef9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42ef90" officeooo:paragraph-rsid="004c2c1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81cd5" officeooo:paragraph-rsid="00481cd5"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c2c1e" officeooo:paragraph-rsid="004c2c1e"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italic" style:text-underline-style="none" officeooo:rsid="002eaa62" officeooo:paragraph-rsid="002eaa62" style:font-size-asian="10.5pt" style:font-style-asian="italic" style:font-size-complex="12pt" style:font-style-complex="italic"/>
    </style:style>
    <style:style style:name="P60" style:family="paragraph" style:parent-style-name="Standard">
      <style:text-properties officeooo:rsid="00114c9a" officeooo:paragraph-rsid="00114c9a"/>
    </style:style>
    <style:style style:name="P61" style:family="paragraph" style:parent-style-name="Standard">
      <style:text-properties officeooo:rsid="00127962" officeooo:paragraph-rsid="00127962"/>
    </style:style>
    <style:style style:name="P62" style:family="paragraph" style:parent-style-name="Standard">
      <style:text-properties officeooo:rsid="0023517e" officeooo:paragraph-rsid="0023517e"/>
    </style:style>
    <style:style style:name="P63" style:family="paragraph" style:parent-style-name="Standard">
      <style:text-properties officeooo:rsid="0028282e" officeooo:paragraph-rsid="0028282e"/>
    </style:style>
    <style:style style:name="P64" style:family="paragraph" style:parent-style-name="Standard">
      <style:text-properties officeooo:rsid="002854dd" officeooo:paragraph-rsid="002854dd"/>
    </style:style>
    <style:style style:name="P65" style:family="paragraph" style:parent-style-name="Standard">
      <style:text-properties officeooo:rsid="003a360f" officeooo:paragraph-rsid="003a360f"/>
    </style:style>
    <style:style style:name="P66" style:family="paragraph" style:parent-style-name="Standard">
      <style:text-properties officeooo:rsid="005182b0" officeooo:paragraph-rsid="005182b0"/>
    </style:style>
    <style:style style:name="P67" style:family="paragraph" style:parent-style-name="Standard">
      <style:text-properties officeooo:rsid="004e2efd" officeooo:paragraph-rsid="004e2efd"/>
    </style:style>
    <style:style style:name="P68" style:family="paragraph" style:parent-style-name="Standard">
      <style:text-properties officeooo:rsid="0057c89b" officeooo:paragraph-rsid="006ce571"/>
    </style:style>
    <style:style style:name="P69" style:family="paragraph" style:parent-style-name="Standard">
      <style:text-properties fo:font-style="normal" officeooo:rsid="002cce91" officeooo:paragraph-rsid="002cce91" style:font-style-asian="normal" style:font-style-complex="normal"/>
    </style:style>
    <style:style style:name="P70" style:family="paragraph" style:parent-style-name="Standard">
      <style:paragraph-properties fo:text-align="start" style:justify-single-word="false"/>
      <style:text-properties style:font-name="Liberation Serif" fo:font-size="12pt" fo:font-style="normal" style:text-underline-style="none" officeooo:rsid="0008b67c" officeooo:paragraph-rsid="003477dd" style:font-size-asian="10.5pt" style:font-style-asian="normal" style:font-size-complex="12pt" style:font-style-complex="normal"/>
    </style:style>
    <style:style style:name="P71" style:family="paragraph" style:parent-style-name="Standard">
      <style:paragraph-properties fo:text-align="start" style:justify-single-word="false"/>
      <style:text-properties fo:font-size="12pt" fo:font-style="normal" style:text-underline-style="none" officeooo:rsid="0008b67c" officeooo:paragraph-rsid="003477dd" style:font-size-asian="10.5pt" style:font-style-asian="normal" style:font-size-complex="12pt" style:font-style-complex="normal"/>
    </style:style>
    <style:style style:name="P72" style:family="paragraph" style:parent-style-name="Standard">
      <style:paragraph-properties fo:text-align="start" style:justify-single-word="false"/>
      <style:text-properties fo:font-size="12pt" fo:font-style="normal" style:text-underline-style="none" officeooo:rsid="002eaa62" officeooo:paragraph-rsid="002eaa62" style:font-size-asian="10.5pt" style:font-style-asian="normal" style:font-size-complex="12pt" style:font-style-complex="normal"/>
    </style:style>
    <style:style style:name="P73" style:family="paragraph" style:parent-style-name="Standard">
      <style:paragraph-properties fo:text-align="start" style:justify-single-word="false"/>
      <style:text-properties fo:font-size="12pt" fo:font-style="normal" style:text-underline-style="none" officeooo:rsid="0032a50d" officeooo:paragraph-rsid="0032a50d" style:font-size-asian="10.5pt" style:font-style-asian="normal" style:font-size-complex="12pt" style:font-style-complex="normal"/>
    </style:style>
    <style:style style:name="P74" style:family="paragraph" style:parent-style-name="Standard">
      <style:paragraph-properties fo:text-align="start" style:justify-single-word="false"/>
      <style:text-properties fo:font-size="12pt" fo:font-style="normal" style:text-underline-style="none" officeooo:rsid="0032a50d" officeooo:paragraph-rsid="0095cc09" style:font-size-asian="10.5pt" style:font-style-asian="normal" style:font-size-complex="12pt" style:font-style-complex="normal"/>
    </style:style>
    <style:style style:name="P75" style:family="paragraph" style:parent-style-name="Standard">
      <style:paragraph-properties fo:text-align="start" style:justify-single-word="false"/>
      <style:text-properties fo:font-size="12pt" fo:font-style="normal" style:text-underline-style="none" officeooo:rsid="006eb47e" officeooo:paragraph-rsid="0095cc09" style:font-size-asian="10.5pt" style:font-style-asian="normal" style:font-size-complex="12pt" style:font-style-complex="normal"/>
    </style:style>
    <style:style style:name="P76" style:family="paragraph" style:parent-style-name="Standard">
      <style:paragraph-properties fo:text-align="start" style:justify-single-word="false"/>
      <style:text-properties fo:font-size="12pt" style:text-underline-style="none" officeooo:rsid="0054eb7c" officeooo:paragraph-rsid="008fea47" style:font-size-asian="10.5pt" style:font-size-complex="12pt"/>
    </style:style>
    <style:style style:name="P77" style:family="paragraph" style:parent-style-name="Standard">
      <style:paragraph-properties fo:text-align="start" style:justify-single-word="false"/>
      <style:text-properties fo:font-size="12pt" style:text-underline-style="none" officeooo:rsid="0053da25" officeooo:paragraph-rsid="0053da25" style:font-size-asian="10.5pt" style:font-size-complex="12pt"/>
    </style:style>
    <style:style style:name="P78" style:family="paragraph" style:parent-style-name="Standard">
      <style:paragraph-properties fo:text-align="start" style:justify-single-word="false"/>
      <style:text-properties officeooo:paragraph-rsid="008fea47"/>
    </style:style>
    <style:style style:name="P79" style:family="paragraph" style:parent-style-name="Standard">
      <style:paragraph-properties fo:text-align="start" style:justify-single-word="false"/>
      <style:text-properties fo:color="#000000" loext:opacity="100%" style:font-name="Liberation Serif" fo:font-size="12pt" style:text-underline-style="none" officeooo:rsid="00629624" officeooo:paragraph-rsid="008fea47" fo:background-color="#ffffff" style:font-size-asian="10.5pt" style:font-size-complex="12pt"/>
    </style:style>
    <style:style style:name="P80" style:family="paragraph" style:parent-style-name="Standard">
      <style:paragraph-properties fo:text-align="start" style:justify-single-word="false"/>
      <style:text-properties fo:color="#000000" loext:opacity="100%" style:font-name="Liberation Serif" fo:font-size="12pt" style:text-underline-style="none" officeooo:rsid="0053da25" officeooo:paragraph-rsid="008fea47" fo:background-color="#ffffff" style:font-size-asian="10.5pt" style:font-size-complex="12pt"/>
    </style:style>
    <style:style style:name="P81" style:family="paragraph" style:parent-style-name="Standard">
      <style:text-properties fo:color="#000000" loext:opacity="100%" style:font-name="Liberation Serif" fo:font-size="12pt" officeooo:paragraph-rsid="008fea47" fo:background-color="#ffffff"/>
    </style:style>
    <style:style style:name="P82" style:family="paragraph" style:parent-style-name="Standard">
      <style:text-properties fo:color="#000000" loext:opacity="100%" style:font-name="Liberation Serif" fo:font-size="12pt" officeooo:paragraph-rsid="0092abb0" fo:background-color="#ffffff"/>
    </style:style>
    <style:style style:name="P83" style:family="paragraph" style:parent-style-name="Standard">
      <style:paragraph-properties fo:text-align="start" style:justify-single-word="false"/>
      <style:text-properties fo:color="#000000" loext:opacity="100%" style:font-name="Liberation Serif" fo:font-size="12pt" fo:font-style="normal" style:text-underline-style="none" officeooo:rsid="002eaa62" officeooo:paragraph-rsid="0092abb0" fo:background-color="#ffffff" style:font-size-asian="10.5pt" style:font-style-asian="normal" style:font-size-complex="12pt" style:font-style-complex="normal"/>
    </style:style>
    <style:style style:name="T1" style:family="text">
      <style:text-properties officeooo:rsid="00086e72"/>
    </style:style>
    <style:style style:name="T2" style:family="text">
      <style:text-properties fo:language="fr" fo:country="FR" officeooo:rsid="00bfaa55"/>
    </style:style>
    <style:style style:name="T3" style:family="text">
      <style:text-properties officeooo:rsid="000afed8"/>
    </style:style>
    <style:style style:name="T4" style:family="text">
      <style:text-properties officeooo:rsid="000f822c"/>
    </style:style>
    <style:style style:name="T5" style:family="text">
      <style:text-properties officeooo:rsid="0010e2b3"/>
    </style:style>
    <style:style style:name="T6" style:family="text">
      <style:text-properties officeooo:rsid="0012b27f"/>
    </style:style>
    <style:style style:name="T7" style:family="text">
      <style:text-properties officeooo:rsid="00157934"/>
    </style:style>
    <style:style style:name="T8" style:family="text">
      <style:text-properties officeooo:rsid="001599e5"/>
    </style:style>
    <style:style style:name="T9" style:family="text">
      <style:text-properties officeooo:rsid="0017eb2e"/>
    </style:style>
    <style:style style:name="T10" style:family="text">
      <style:text-properties officeooo:rsid="0019bc6d"/>
    </style:style>
    <style:style style:name="T11" style:family="text">
      <style:text-properties officeooo:rsid="001d5b5d"/>
    </style:style>
    <style:style style:name="T12" style:family="text">
      <style:text-properties officeooo:rsid="00219119"/>
    </style:style>
    <style:style style:name="T13" style:family="text">
      <style:text-properties officeooo:rsid="0023517e"/>
    </style:style>
    <style:style style:name="T14" style:family="text">
      <style:text-properties officeooo:rsid="0023e274"/>
    </style:style>
    <style:style style:name="T15" style:family="text">
      <style:text-properties officeooo:rsid="00256861"/>
    </style:style>
    <style:style style:name="T16" style:family="text">
      <style:text-properties officeooo:rsid="00266f76"/>
    </style:style>
    <style:style style:name="T17" style:family="text">
      <style:text-properties officeooo:rsid="00275321"/>
    </style:style>
    <style:style style:name="T18" style:family="text">
      <style:text-properties officeooo:rsid="0028344a"/>
    </style:style>
    <style:style style:name="T19" style:family="text">
      <style:text-properties officeooo:rsid="002854dd"/>
    </style:style>
    <style:style style:name="T20" style:family="text">
      <style:text-properties officeooo:rsid="002881be"/>
    </style:style>
    <style:style style:name="T21" style:family="text">
      <style:text-properties officeooo:rsid="002b5eab"/>
    </style:style>
    <style:style style:name="T22" style:family="text">
      <style:text-properties officeooo:rsid="002c3b54"/>
    </style:style>
    <style:style style:name="T23" style:family="text">
      <style:text-properties officeooo:rsid="002e4e58"/>
    </style:style>
    <style:style style:name="T24" style:family="text">
      <style:text-properties fo:font-style="normal" style:font-style-asian="normal" style:font-style-complex="normal"/>
    </style:style>
    <style:style style:name="T25" style:family="text">
      <style:text-properties fo:font-style="normal" officeooo:rsid="002b5eab" style:font-style-asian="normal" style:font-style-complex="normal"/>
    </style:style>
    <style:style style:name="T26" style:family="text">
      <style:text-properties officeooo:rsid="0030518a"/>
    </style:style>
    <style:style style:name="T27" style:family="text">
      <style:text-properties officeooo:rsid="0031b230"/>
    </style:style>
    <style:style style:name="T28" style:family="text">
      <style:text-properties officeooo:rsid="0031bc82"/>
    </style:style>
    <style:style style:name="T29" style:family="text">
      <style:text-properties officeooo:rsid="00374bcf"/>
    </style:style>
    <style:style style:name="T30" style:family="text">
      <style:text-properties officeooo:rsid="003825b0"/>
    </style:style>
    <style:style style:name="T31" style:family="text">
      <style:text-properties officeooo:rsid="00386e7e"/>
    </style:style>
    <style:style style:name="T32" style:family="text">
      <style:text-properties officeooo:rsid="003d36c0"/>
    </style:style>
    <style:style style:name="T33" style:family="text">
      <style:text-properties officeooo:rsid="003f1b83"/>
    </style:style>
    <style:style style:name="T34" style:family="text">
      <style:text-properties officeooo:rsid="0052707a"/>
    </style:style>
    <style:style style:name="T35" style:family="text">
      <style:text-properties officeooo:rsid="00529c05"/>
    </style:style>
    <style:style style:name="T36" style:family="text">
      <style:text-properties officeooo:rsid="005cc248"/>
    </style:style>
    <style:style style:name="T37" style:family="text">
      <style:text-properties officeooo:rsid="005db712"/>
    </style:style>
    <style:style style:name="T38" style:family="text">
      <style:text-properties officeooo:rsid="00640001"/>
    </style:style>
    <style:style style:name="T39" style:family="text">
      <style:text-properties officeooo:rsid="00656c0d"/>
    </style:style>
    <style:style style:name="T40" style:family="text">
      <style:text-properties officeooo:rsid="00665f9e"/>
    </style:style>
    <style:style style:name="T41" style:family="text">
      <style:text-properties officeooo:rsid="00681aee"/>
    </style:style>
    <style:style style:name="T42" style:family="text">
      <style:text-properties officeooo:rsid="006a17ec"/>
    </style:style>
    <style:style style:name="T43" style:family="text">
      <style:text-properties officeooo:rsid="006b30db"/>
    </style:style>
    <style:style style:name="T44" style:family="text">
      <style:text-properties officeooo:rsid="006cbf23"/>
    </style:style>
    <style:style style:name="T45" style:family="text">
      <style:text-properties officeooo:rsid="006eb47e"/>
    </style:style>
    <style:style style:name="T46" style:family="text">
      <style:text-properties officeooo:rsid="00708747"/>
    </style:style>
    <style:style style:name="T47" style:family="text">
      <style:text-properties officeooo:rsid="00767cf5"/>
    </style:style>
    <style:style style:name="T48" style:family="text">
      <style:text-properties fo:font-size="22pt" style:text-underline-style="solid" style:text-underline-width="auto" style:text-underline-color="font-color" style:font-size-asian="19.25pt" style:font-size-complex="22pt"/>
    </style:style>
    <style:style style:name="T49" style:family="text">
      <style:text-properties fo:font-size="22pt" style:text-underline-style="solid" style:text-underline-width="auto" style:text-underline-color="font-color" officeooo:rsid="0019bc6d" style:font-size-asian="19.25pt" style:font-size-complex="22pt"/>
    </style:style>
    <style:style style:name="T50" style:family="text">
      <style:text-properties officeooo:rsid="00854342"/>
    </style:style>
    <style:style style:name="T51" style:family="text">
      <style:text-properties officeooo:rsid="008796d2"/>
    </style:style>
    <style:style style:name="T52" style:family="text">
      <style:text-properties officeooo:rsid="0088f0fd"/>
    </style:style>
    <style:style style:name="T53" style:family="text">
      <style:text-properties officeooo:rsid="008907e4"/>
    </style:style>
    <style:style style:name="T54" style:family="text">
      <style:text-properties officeooo:rsid="008ba2d3"/>
    </style:style>
    <style:style style:name="T55" style:family="text">
      <style:text-properties fo:color="#000000" loext:opacity="100%" style:font-name="Liberation Serif" fo:font-size="12pt" fo:background-color="#ffffff" loext:char-shading-value="0"/>
    </style:style>
    <style:style style:name="T56" style:family="text">
      <style:text-properties fo:color="#000000" loext:opacity="100%" style:font-name="Liberation Serif" fo:background-color="#ffffff" loext:char-shading-value="0"/>
    </style:style>
    <style:style style:name="T57" style:family="text">
      <style:text-properties fo:font-size="12pt" style:text-underline-style="none" officeooo:rsid="00767cf5" style:font-size-asian="10.5pt" style:font-size-complex="12pt"/>
    </style:style>
    <style:style style:name="T58" style:family="text">
      <style:text-properties fo:font-size="12pt" style:text-underline-style="none" officeooo:rsid="00629624" style:font-size-asian="10.5pt" style:font-size-complex="12pt"/>
    </style:style>
    <style:style style:name="T59" style:family="text">
      <style:text-properties style:font-name="Liberation Serif"/>
    </style:style>
    <style:style style:name="T60" style:family="text">
      <style:text-properties officeooo:rsid="0092e3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groupe DEXTER2-0 :</text:p>
      <text:p text:style-name="P14">Bengana Massyl 21107297</text:p>
      <text:p text:style-name="P14">Lahbib Yassin <text:span text:style-name="T12">28718491</text:span></text:p>
      <text:p text:style-name="P14">Munsup Warintara 28707636</text:p>
      <text:p text:style-name="P12">Tighrine Dilia <text:span text:style-name="T2">28721597</text:span></text:p>
      <text:p text:style-name="P12">van der Meer Zélie 28723936</text:p>
      <text:p text:style-name="P13"/>
      <text:p text:style-name="P16">Compte-rendu</text:p>
      <text:p text:style-name="P17"><text:span text:style-name="T3">projet robotique L</text:span>2IN013</text:p>
      <text:p text:style-name="P37"/>
      <text:p text:style-name="P37"/>
      <text:p text:style-name="P37"/>
      <text:p text:style-name="P1"><draw:frame draw:style-name="fr3" draw:name="Image1" text:anchor-type="char" svg:width="17cm" svg:height="17cm" draw:z-index="0"><draw:image xlink:href="Pictures/10000000000002EE000002EEDC3D90F233AC84EB.jpg" xlink:type="simple" xlink:show="embed" xlink:actuate="onLoad" draw:mime-type="image/jpeg"/></draw:frame></text:p>
      <text:p text:style-name="P1"/>
      <text:p text:style-name="P1"/>
      <text:p text:style-name="P18"><text:soft-page-break/>Sommaire :</text:p>
      <text:p text:style-name="P1"/>
      <text:p text:style-name="P1">R<text:span text:style-name="T4">appel des objectifs</text:span></text:p>
      <text:p text:style-name="P1"/>
      <text:p text:style-name="P67">Trello</text:p>
      <text:p text:style-name="P67"/>
      <text:p text:style-name="P4"><text:span text:style-name="T10">P</text:span>résentation de la structure du github</text:p>
      <text:p text:style-name="P4"/>
      <text:p text:style-name="P68">Travail en groupe</text:p>
      <text:p text:style-name="P1"/>
      <text:p text:style-name="P3"><text:span text:style-name="T11">P</text:span>résentation de l’implémentation du robot</text:p>
      <text:p text:style-name="P3"/>
      <text:p text:style-name="P3"><text:span text:style-name="T21">Présentation du </text:span><text:span text:style-name="T1">senseur de distance</text:span></text:p>
      <text:p text:style-name="P2"><text:s text:c="119"/></text:p>
      <text:p text:style-name="P1"><text:span text:style-name="T21">P</text:span>résentation de l’implémentation des obstacles</text:p>
      <text:p text:style-name="P1"/>
      <text:p text:style-name="P1"><text:span text:style-name="T21">P</text:span>résentation de l’affichage</text:p>
      <text:p text:style-name="P8"/>
      <text:p text:style-name="P7"><text:span text:style-name="T22">P</text:span>résentation de <text:span text:style-name="T22">l’implémentation des</text:span> ia</text:p>
      <text:p text:style-name="P7"/>
      <text:p text:style-name="P11"><text:span text:style-name="T22">P</text:span>arallélisation</text:p>
      <text:p text:style-name="P11"/>
      <text:p text:style-name="P7"><text:span text:style-name="T22">P</text:span>résentation du traitement d’image</text:p>
      <text:p text:style-name="P7"/>
      <text:p text:style-name="P10"><text:span text:style-name="T22">V</text:span>rai robot</text:p>
      <text:p text:style-name="P10"/>
      <text:p text:style-name="P65">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oft-page-break/>R<text:span text:style-name="T5">appel des objectifs</text:span></text:p>
      <text:p text:style-name="P6"/>
      <text:p text:style-name="P6"><text:span text:style-name="T43">Les trois premiers objectifs de ce projet sont que le robot réel puisse tracer un carré, s’appr</text:span>ocher le plus vite possible et le plus proche d’un mur sans le toucher <text:span text:style-name="T43">et </text:span>suivre une balise. <text:span text:style-name="T43">Pour ce faire, il faut coder une simulation du robot et de son environnement afin de pouvoir tester ces objectifs en virtuel </text:span><text:span text:style-name="T44">et ainsi se rapprocher d’un projet industriel.</text:span></text:p>
      <text:p text:style-name="P6"/>
      <text:p text:style-name="P6"><draw:frame draw:style-name="fr2" draw:name="Image2" text:anchor-type="char" svg:width="15.69cm" svg:height="11.351cm" draw:z-index="1"><draw:image xlink:href="Pictures/1000000100000251000001AD143DAC2D8EE79AA3.png" xlink:type="simple" xlink:show="embed" xlink:actuate="onLoad" draw:mime-type="image/png"/></draw:frame></text:p>
      <text:p text:style-name="P6"><draw:frame draw:style-name="fr2" draw:name="Image3" text:anchor-type="char" svg:width="15.69cm" svg:height="11.351cm" draw:z-index="2"><draw:image xlink:href="Pictures/1000000100000251000001AD3C704CECA62F6DE1.png" xlink:type="simple" xlink:show="embed" xlink:actuate="onLoad" draw:mime-type="image/png"/></draw:frame><text:soft-page-break/></text:p>
      <text:p text:style-name="P6"><draw:frame draw:style-name="fr2" draw:name="Image4" text:anchor-type="char" svg:width="15.69cm" svg:height="11.351cm" draw:z-index="3"><draw:image xlink:href="Pictures/1000000100000251000001ADFD96A6E803624D19.png" xlink:type="simple" xlink:show="embed" xlink:actuate="onLoad" draw:mime-type="image/png"/></draw:frame></text:p>
      <text:p text:style-name="P6"/>
      <text:p text:style-name="P6"/>
      <text:p text:style-name="P6"/>
      <text:p text:style-name="P5"><text:soft-page-break/><text:span text:style-name="T49">P</text:span><text:span text:style-name="T48">résentation de la structure du github</text:span></text:p>
      <text:p text:style-name="P61"/>
      <text:p text:style-name="P66">lien de notre github : <text:tab/><text:span text:style-name="T34">ssh : </text:span><text:a xlink:type="simple" xlink:href="mailto:git@github.com" text:style-name="Internet_20_link" text:visited-style-name="Visited_20_Internet_20_Link"><text:span text:style-name="T34">git@github.com</text:span></text:a><text:span text:style-name="T34">:DEXTER2-0/simulation.git</text:span></text:p>
      <text:p text:style-name="P66"><text:tab/><text:tab/><text:tab/><text:span text:style-name="T34">htt</text:span><text:span text:style-name="T35">ps</text:span><text:span text:style-name="T34"> : </text:span><text:a xlink:type="simple" xlink:href="https://github.com/DEXTER2-0/simulation.git" text:style-name="Internet_20_link" text:visited-style-name="Visited_20_Internet_20_Link"><text:span text:style-name="T34">https://github.com/DEXTER2-0/simulation.git</text:span></text:a></text:p>
      <text:p text:style-name="P61">simulation :</text:p>
      <text:p text:style-name="P61"><text:tab/>compte-rendu :</text:p>
      <text:p text:style-name="P61"><text:tab/><text:tab/>comptes-rendu des rendez-vous pendant les séances de TME</text:p>
      <text:p text:style-name="P61"><text:tab/><text:tab/>manque les comptes-rendus des semaines 5 et 7 (rdv la semaine du 7?)</text:p>
      <text:p text:style-name="P61"><text:tab/>src :</text:p>
      <text:p text:style-name="P61"><text:tab/><text:tab/>Code :</text:p>
      <text:p text:style-name="P61"><text:tab/><text:tab/><text:tab/>affichage :</text:p>
      <text:p text:style-name="P61"><text:tab/><text:tab/><text:tab/><text:tab/><text:span text:style-name="T6">affichage.py</text:span></text:p>
      <text:p text:style-name="P61"><text:tab/><text:tab/><text:tab/><text:tab/>__<text:span text:style-name="T6">init__.py</text:span></text:p>
      <text:p text:style-name="P61"><text:tab/><text:tab/><text:tab/><text:tab/>__<text:span text:style-name="T6">pycache__</text:span></text:p>
      <text:p text:style-name="P61"><text:tab/><text:tab/><text:tab/>ia :</text:p>
      <text:p text:style-name="P61"><text:tab/><text:tab/><text:tab/><text:tab/><text:span text:style-name="T7">IA.py</text:span></text:p>
      <text:p text:style-name="P61"><text:tab/><text:tab/><text:tab/><text:tab/>__<text:span text:style-name="T7">init__.py</text:span></text:p>
      <text:p text:style-name="P61"><text:tab/><text:tab/><text:tab/><text:tab/>__<text:span text:style-name="T7">pycache__</text:span></text:p>
      <text:p text:style-name="P61"><text:tab/><text:tab/><text:tab/><text:tab/><text:span text:style-name="T7">Traducteur_proxy.py</text:span></text:p>
      <text:p text:style-name="P61"><text:tab/><text:tab/><text:tab/><text:span text:style-name="T6">image :</text:span></text:p>
      <text:p text:style-name="P61"><text:tab/><text:tab/><text:tab/><text:tab/><text:span text:style-name="T9">Capture_image.py</text:span></text:p>
      <text:p text:style-name="P61"><text:tab/><text:tab/><text:tab/>__init__.py</text:p>
      <text:p text:style-name="P61"><text:tab/><text:tab/><text:tab/>__pycache__</text:p>
      <text:p text:style-name="P61"><text:tab/><text:tab/><text:tab/><text:span text:style-name="T6">robot2IN013</text:span></text:p>
      <text:p text:style-name="P61"><text:tab/><text:tab/><text:tab/>simulation :</text:p>
      <text:p text:style-name="P61"><text:tab/><text:tab/><text:tab/><text:tab/><text:span text:style-name="T8">constantes.py</text:span></text:p>
      <text:p text:style-name="P61"><text:tab/><text:tab/><text:tab/><text:tab/>__<text:span text:style-name="T8">init__.py</text:span></text:p>
      <text:p text:style-name="P61"><text:tab/><text:tab/><text:tab/><text:tab/><text:span text:style-name="T8">Obstacle.py</text:span></text:p>
      <text:p text:style-name="P61"><text:tab/><text:tab/><text:tab/><text:tab/>__<text:span text:style-name="T8">pycache__</text:span></text:p>
      <text:p text:style-name="P61"><text:tab/><text:tab/><text:tab/><text:tab/><text:span text:style-name="T8">Robot.py</text:span></text:p>
      <text:p text:style-name="P61"><text:tab/><text:tab/><text:tab/><text:tab/><text:span text:style-name="T8">Simulation.py</text:span></text:p>
      <text:p text:style-name="P61"><text:tab/><text:tab/><text:tab/><text:tab/><text:span text:style-name="T8">Terrain.py</text:span></text:p>
      <text:p text:style-name="P61"><text:tab/><text:tab/><text:tab/><text:tab/><text:span text:style-name="T8">Vecteur.py</text:span></text:p>
      <text:p text:style-name="P61"><text:tab/><text:tab/><text:tab/>TestScript :</text:p>
      <text:p text:style-name="P61"><text:tab/><text:tab/>main.py</text:p>
      <text:p text:style-name="P6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2"><text:soft-page-break/>Trello</text:p>
      <text:p text:style-name="P31"/>
      <text:p text:style-name="P76">lien de notre Trello : <text:a xlink:type="simple" xlink:href="https://trello.com/b/pXFVUTQ1/progression" text:style-name="Internet_20_link" text:visited-style-name="Visited_20_Internet_20_Link">https://trello.com/b/pXFVUTQ1/progression</text:a></text:p>
      <text:p text:style-name="P78"><text:span text:style-name="T57">Les plus grandes difficultés que nous ayons eu à utiliser cet outil de travail sont : garder une organisation claire tout au long du projet, </text:span><text:span text:style-name="T58">garder trace de nos heures de travail </text:span><text:span text:style-name="T57">ainsi que réussir à prévoir le bon temps de travail nécessaire selon les tâches prevues. </text:span>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text:span text:style-name="T59"> </text:span><text:span text:style-name="T55">Notre Trello est composé chaque semaine de:</text:span></text:p>
      <text:p text:style-name="P80">-une liste de backlog pour le Sprint : Celle-ci est pleine en début de sprint et vide (avec beaucoup d'espoir) à la fin du sprint.</text:p>
      <text:p text:style-name="P81">-une liste To do : qui contient toutes les taches à réaliser pour la semaine en cours.</text:p>
      <text:p text:style-name="P81">-une liste En cours : constituées des taches en cours de réalisation.</text:p>
      <text:p text:style-name="P81">-une liste Done : composées des taches terminées et pas encore validées.</text:p>
      <text:p text:style-name="P79"><text:span text:style-name="T56">-validation : composée des taches validées.</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ravail en groupe</text:p>
      <text:p text:style-name="P35"/>
      <text:p text:style-name="P36">Dans le cadre de cette UE, nous avons appris à construire un projet en groupe, <text:span text:style-name="T36">en utilisant de nouveaux outils (Github et Trello).</text:span></text:p>
      <text:p text:style-name="P32">Nous avons d’abord commencé <text:span text:style-name="T37">par apprendre à utiliser ces outils lors des premières semaines du semestre. </text:span><text:span text:style-name="T38">Nous avons appris à tester nos codes afin de mieux cerner les erreurs et d’éviter de perdre du temps à débeugger (tests unitaires) et nous avons appris à écrire du code qui doit être compréhensible par d’autres (commentaires, </text:span><text:span text:style-name="T42">noms de variables et méthodes clairs, commits clairs</text:span><text:span text:style-name="T38">).</text:span></text:p>
      <text:p text:style-name="P34"><text:span text:style-name="T40">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text:span>n groupe, <text:span text:style-name="T53">mais nous avons aussi du apprendre à travailler en petit groupe ou seul (sinon on perdait du temps) sans que cela ne hache les codes ou qu’ils soient répétitifs.</text:span></text:p>
      <text:p text:style-name="P38">Nous avons souvent passé du temps <text:span text:style-name="T52">à revenir sur l’organisation, la propreté de nos codes ainsi que sur leur utilité </text:span><text:span text:style-name="T53">car ce n’était pas des automatismes pour nous.</text:span></text:p>
      <text:p text:style-name="P33">La simulation nous a pris les neuf premières semaines <text:span text:style-name="T45">car nous sommes souvent partis dans de mauvaises directions</text:span>, puis nous avons pus tester nos IA sur le vrai robot. </text:p>
      <text:p text:style-name="P39">Pour finir, ce projet <text:span text:style-name="T54">était basé sur une grande </text:span>entraide <text:span text:style-name="T54">au sein du group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1"/>
      <text:p text:style-name="P31"/>
      <text:p text:style-name="P31"/>
      <text:p text:style-name="P31"/>
      <text:p text:style-name="P31"/>
      <text:p text:style-name="P31"/>
      <text:p text:style-name="P31"/>
      <text:p text:style-name="P31"/>
      <text:p text:style-name="P31"/>
      <text:p text:style-name="P20"><text:soft-page-break/><text:span text:style-name="T11">P</text:span>résentation de l’implémentation du robot <text:span text:style-name="T15">et de ses mouvements</text:span></text:p>
      <text:p text:style-name="P7"/>
      <text:p text:style-name="P64">Le robot est représenté par classe contentant les informations sur ses dimensions, sa position, les vitesses de ses roues, sa direction, son sens et son capteur de distance.</text:p>
      <text:p text:style-name="P9"><text:span text:style-name="T13">Nous avons choisi de représenter le robot par un </text:span>cercle de rayon <text:span text:style-name="T13">de 10 cm </text:span><text:span text:style-name="T14">avec des roues de rayon de 2,5 cm. </text:span><text:span text:style-name="T15">Chaque roue peut avoir sa propre vitess</text:span><text:span text:style-name="T17">e. Cependant, nous utilisons que deux cas de figure : soit le robot avance ou recule et dans ce cas, les roues ont la même vitesse, soit le robot tourne et une des roues est immobile alors que l’autre tourne (roue droite pour aller à gauche et inversement).</text:span></text:p>
      <text:p text:style-name="P9"><text:span text:style-name="T16">Mathématiquement, </text:span><text:span text:style-name="T19">le robot</text:span><text:span text:style-name="T16"> est représenté par un point situé au centre du cercle.</text:span><text:span text:style-name="T18"> </text:span><text:span text:style-name="T19">Son</text:span><text:span text:style-name="T17"> mouvement est représenté par un vecteur </text:span><text:span text:style-name="T18">pour chacun </text:span><text:span text:style-name="T19">des côté du carré inscrit dans le cercle. Toutes ses informations sont recalculées au cours des déplacements (avancer et tourner) du robot. </text:span><text:span text:style-name="T20">Les calculs des vecteurs dépend de la position actuelle, du rayon des roues et du vecteur normal (dépendant de l’angle du robot).</text:span></text:p>
      <text:p text:style-name="P63">Nous avons simulé un robot parfait, soit sans frottement des roues sur le sol et aucun bruit dans les mesures du capteur.</text:p>
      <text:p text:style-name="P69"/>
      <text:p text:style-name="P62"><text:span text:style-name="T23">diagramme </text:span>UML <text:span text:style-name="T23">des relations entre les classes Robot, Capteur de distance, Point et Vecteur</text:span></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1"><text:soft-page-break/><text:span text:style-name="T21">Présentation du </text:span><text:span text:style-name="T1">senseur de distance</text:span></text:p>
      <text:p text:style-name="P5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4"><text:soft-page-break/><text:span text:style-name="T25">P</text:span><text:span text:style-name="T24">résentation de l’implémentation des obstacles</text:span></text:p>
      <text:p text:style-name="P42"/>
      <text:p text:style-name="P83">On a choisi d'implémenter les obstacles ainsi :</text:p>
      <text:p text:style-name="P82">-Si le type = 0 c'est un mur.</text:p>
      <text:p text:style-name="P82">-Si le type = 1 c'est un cercle.</text:p>
      <text:p text:style-name="P82">-Si le type= 2 c'est un rectangle.</text:p>
      <text:p text:style-name="P83">On gère les collisions grâce à la méthode collision implémentée dans le fichier simulation.py ainsi : </text:p>
      <text:p text:style-name="P82">-s'il ne y a pas le robot dans le terrain, la fonction retourne False.</text:p>
      <text:p text:style-name="P82">-s'il atteint les balises, la fonction retourne True.</text:p>
      <text:p text:style-name="P83">-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5"><text:soft-page-break/><text:span text:style-name="T21">P</text:span>résentation de l’affichage</text:p>
      <text:p text:style-name="P41"/>
      <text:p text:style-name="P43">Nous avons choisi d’utiliser pygame pour l’affichage du robot, des obstacles et des mouvements.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6"><text:soft-page-break/><text:span text:style-name="T22">P</text:span>résentation de <text:span text:style-name="T22">l’implémentation des</text:span> <text:span text:style-name="T26">IA</text:span></text:p>
      <text:p text:style-name="P44"/>
      <text:p text:style-name="P46">Les IA, ou plutôt les stratégies, <text:span text:style-name="T27">permettent d</text:span><text:span text:style-name="T28">e créer de donner les ordres nécessaires à n’importe quel robot afin de créer des mouvements plus complexes que d’avancer sans s’arrêter et de tourner sans s’arrêter. La classe IA est associée à la classe Traducteur </text:span><text:span text:style-name="T30">qui est la classe qui appelle les bonnes méthodes des classes Robot (réel et simulé) et dans laquelle sont effectués les calculs (la distance parcourue par exemple).</text:span></text:p>
      <text:p text:style-name="P47">Nous avons implenté plusieurs IA différentes : IA_avancer qui <text:span text:style-name="T28">fait avancer le robot sur une distance donnée, IA_tourner qui fait tourner le robot d’un angle donné, IA_éviter qui permet au robot d’éviter les obstacles. </text:span><text:span text:style-name="T30">Chaque IA est décomposée en trois parties : start, qui initialise les calculs et donne l’ordre du mouvement, step, qui </text:span><text:span text:style-name="T31">demande au Traducteur de faire les calculs et selon le résultat, donne les ordres de continuation du mouvement ou l’ordre d’arrêt en appelant la dernière partie, stop, qui donne l’ordre d’arrêt.</text:span></text:p>
      <text:p text:style-name="P52">Notre classe Traducteur est également un proxy, <text:span text:style-name="T29">ce qui nous permet de donner les ordres aux deux robots (réel et simulé). Pour permettre cela, il fallait que les noms de méthodes des deux robots soient identiques.</text:span></text:p>
      <text:p text:style-name="P46"/>
      <text:p text:style-name="P46">diagramme UML des relations entre les classes IA, Traducteur, Robot simulé et Robot réel</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28"><text:soft-page-break/><text:span text:style-name="T22">P</text:span>arallélisation</text:p>
      <text:p text:style-name="P48"/>
      <text:p text:style-name="P75"><text:span text:style-name="T60">La parallélisation des différentes méthodes des différentes classes étaient nécessaires </text:span><text:span text:style-name="T46">car </text:span><text:span text:style-name="T60">la </text:span><text:span text:style-name="T39">simulation et </text:span><text:span text:style-name="T60">l’</text:span><text:span text:style-name="T39">affich</text:span><text:span text:style-name="T41">a</text:span><text:span text:style-name="T39">ge graphique </text:span><text:span text:style-name="T60">de celle-ci sont </text:span><text:span text:style-name="T39">séparé</text:span><text:span text:style-name="T60">es, elles doivent être indépendantes l’une de l’autre,</text:span><text:span text:style-name="T39"> </text:span><text:span text:style-name="T46">mais doivent </text:span><text:span text:style-name="T60">effectuer les calculs et produire les mêmes résultats</text:span><text:span text:style-name="T46"> en même temps</text:span></text:p>
      <text:p text:style-name="P74">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7"><text:soft-page-break/><text:span text:style-name="T22">P</text:span>résentation du traitement d’image</text:p>
      <text:p text:style-name="P45"/>
      <text:p text:style-name="P53">Afin de pouvoir réussir la demande que le robot suive une balise, il faut que le robot puisse la percevoir et donc que les images qu’il prend soient traitées afin de</text:p>
      <text:p text:style-name="P53">Nous avons utilisé deux bibliothèques pour cette partie qui <text:span text:style-name="T33">s</text:span>ont cv2 et PIL. Nous n’avons utilisé que Image de PIL afin de pouvoir jou<text:span text:style-name="T33">er</text:span> sur le format de l’image (image prise par le robot comme un arr<text:span text:style-name="T51">a</text:span>y et converti en png afin de pouvoir être trait<text:span text:style-name="T33">ée</text:span>). </text:p>
      <text:p text:style-name="P53">C’est grâce à la bibliothèque cv2 que nous avons pu traiter les images. <text:span text:style-name="T33">T</text:span>out d’abord, nous avons augmenter la saturation des couleurs dans l’image <text:span text:style-name="T50">(image 1)</text:span> afin qu’elles soient plus reconnaissables, puis pour chaque couleur présente sur la balise, nous vérifions qu’elle est bien présente sur l’image, puis nous analysons sa forme <text:span text:style-name="T50">(image 2) </text:span>et si <text:span text:style-name="T32">nous avons bien un carré entièrement dans l’image alors nous considérons que cette partie de la balise est présente. C’est seulement dans le cas où les quatre couleurs ont bien été trouvées (et de la bonne forme) que nous décidons que la balise </text:span><text:span text:style-name="T33">est présente dans l’image capturée par le robot</text:span><text:span text:style-name="T32">. De plus, comme la perception des couleurs présentes sur la balise dépendent de la luminosité, nous avons crée une gamme pour chaque couleur afin qu’elles puissent être reconnaissable au maximum.</text:span></text:p>
      <text:p text:style-name="P53"/>
      <text:p text:style-name="P50"><draw:frame draw:style-name="fr1" draw:name="Image5" text:anchor-type="char" svg:width="11.959cm" svg:height="8.652cm" draw:z-index="4"><draw:image xlink:href="Pictures/10000001000001C4000001475B59BE43018AECC3.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6" text:anchor-type="char" svg:width="9.472cm" svg:height="8.625cm" draw:z-index="5"><draw:image xlink:href="Pictures/1000000100000166000001469219EDA31DB72EA2.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9"/>
      <text:p text:style-name="P29"/>
      <text:p text:style-name="P29"><text:soft-page-break/><text:span text:style-name="T22">V</text:span>rai robot</text:p>
      <text:p text:style-name="P70"/>
      <text:p text:style-name="Standard"><text:bookmark text:name="docs-internal-guid-c34142c5-7fff-0629-b87d-94288bc1d395"/>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Standard">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Standard">Nous avons également un problème d'enregistrement des images du robot (get_image) et en raison de ce problème, nous ne pouvons pas tester notre stratégie de suivi d'une balise.</text:p>
      <text:p text:style-name="P70"/>
      <text:p text:style-name="P51"><draw:frame draw:style-name="fr1" draw:name="Image7" text:anchor-type="char" svg:width="14.367cm" svg:height="14.367cm" draw:z-index="6"><draw:image xlink:href="Pictures/100000000000021F0000021F6E3A11429B472440.jpg" xlink:type="simple" xlink:show="embed" xlink:actuate="onLoad" draw:mime-type="image/jpeg"/></draw:frame></text:p>
      <text:p text:style-name="P51"/>
      <text:p text:style-name="P51"/>
      <text:p text:style-name="P51"/>
      <text:p text:style-name="P51"/>
      <text:p text:style-name="P51"/>
      <text:p text:style-name="P51"/>
      <text:p text:style-name="P51"/>
      <text:p text:style-name="P30"><text:soft-page-break/>Bibliographie</text:p>
      <text:p text:style-name="P54"/>
      <text:p text:style-name="P55">cours et tuto Github présentés en TD : <text:a xlink:type="simple" xlink:href="https://github.com/baskiotisn/2IN013robot2022" text:style-name="Internet_20_link" text:visited-style-name="Visited_20_Internet_20_Link">https://github.com/baskiotisn/2IN013robot2022</text:a></text:p>
      <text:p text:style-name="P55"/>
      <text:p text:style-name="P55">cours de physique et de mathématiques de PTSI (modélisation mathématiques des mouvements du robot et exercices de compréhension)</text:p>
      <text:p text:style-name="P55"/>
      <text:p text:style-name="P58">tuto traitement d’image : <text:a xlink:type="simple" xlink:href="https://www.geeksforgeeks.org/color-identification-in-images-using-python-opencv/" text:style-name="Internet_20_link" text:visited-style-name="Visited_20_Internet_20_Link">https://www.geeksforgeeks.org/color-identification-in-images-using-python-opencv/</text:a></text:p>
      <text:p text:style-name="P56"/>
      <text:p text:style-name="P57">documentation PIL : <text:a xlink:type="simple" xlink:href="https://pillow.readthedocs.io/en/stable/" text:style-name="Internet_20_link" text:visited-style-name="Visited_20_Internet_20_Link">https://pillow.readthedocs.io/en/stable/</text:a></text:p>
      <text:p text:style-name="P57"/>
      <text:p text:style-name="P57">documentation cv2 : <text:a xlink:type="simple" xlink:href="https://docs.opencv.org/4.x/d6/d00/tutorial_py_root.html" text:style-name="Internet_20_link" text:visited-style-name="Visited_20_Internet_20_Link">https://docs.opencv.org/4.x/d6/d00/tutorial_py_root.html</text:a></text:p>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2P0" style:volatile="true">
      <number:currency-symbol number:language="en" number:country="US">$</number:currency-symbol>
      <number:number number:decimal-places="2" number:min-decimal-places="2" number:min-integer-digits="1" number:grouping="true"/>
    </number:currency-style>
    <number:currency-style style:name="N132">
      <number:text>-</number:text>
      <number:currency-symbol number:language="en" number:country="US">$</number:currency-symbol>
      <number:number number:decimal-places="2" number:min-decimal-places="2" number:min-integer-digits="1" number:grouping="true"/>
      <style:map style:condition="value()&gt;=0" style:apply-style-name="N132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29P0" style:volatile="true">
      <number:currency-symbol number:language="en" number:country="US">$</number:currency-symbol>
      <number:number number:decimal-places="2" number:min-decimal-places="0" number:min-integer-digits="1" number:decimal-replacement="--" number:grouping="true"/>
    </number:currency-style>
    <number:currency-style style:name="N129">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29P0"/>
    </number:currency-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number:text>
      <style:map style:condition="value()&gt;=0" style:apply-style-name="N127P0"/>
    </number:number-style>
    <number:currency-style style:name="N125P0" style:volatile="true">
      <number:currency-symbol number:language="en" number:country="US">$</number:currency-symbol>
      <number:number number:decimal-places="0" number:min-decimal-places="0" number:min-integer-digits="1" number:grouping="true"/>
    </number:currency-style>
    <number:currency-style style:name="N125">
      <number:text>-</number:text>
      <number:currency-symbol number:language="en" number:country="US">$</number:currency-symbol>
      <number:number number:decimal-places="0" number:min-decimal-places="0" number:min-integer-digits="1" number:grouping="true"/>
      <style:map style:condition="value()&gt;=0" style:apply-style-name="N125P0"/>
    </number:currency-style>
    <number:currency-style style:name="N124P0" style:volatile="true">
      <number:currency-symbol number:language="en" number:country="US">$</number:currency-symbol>
      <number:number number:decimal-places="0" number:min-decimal-places="0" number:min-integer-digits="1" number:grouping="true"/>
    </number:currency-style>
    <number:currency-style style:name="N12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4P0"/>
    </number:currency-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date-style style:name="N11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5P0" style:volatile="true">
      <number:currency-symbol number:language="en" number:country="US">$</number:currency-symbol>
      <number:number number:decimal-places="2" number:min-decimal-places="2" number:min-integer-digits="1" number:grouping="true"/>
    </number:currency-style>
    <number:currency-style style:name="N115">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5P0"/>
    </number:currency-style>
    <number:date-style style:name="N11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2">
      <number:day number:calendar="jewish"/>
      <number:text> </number:text>
      <number:month number:calendar="jewish" number:style="long" number:textual="true"/>
      <number:text> </number:text>
      <number:year number:calendar="jewish" number:style="long"/>
    </number:date-style>
    <number:date-style style:name="N111">
      <number:month number:calendar="jewish" number:style="long" number:textual="true"/>
      <number:text> </number:text>
      <number:day number:calendar="jewish"/>
      <number:text> </number:text>
      <number:year number:calendar="jewish" number:style="long"/>
    </number:date-style>
    <number:date-style style:name="N110">
      <number:day number:calendar="jewish"/>
      <number:text> </number:text>
      <number:month number:calendar="jewish" number:style="long" number:textual="true"/>
    </number:date-style>
    <number:date-style style:name="N109">
      <number:month number:calendar="jewish" number:style="long" number:textual="true"/>
      <number:text> </number:text>
      <number:day number:calendar="jewish"/>
    </number:date-style>
    <number:date-style style:name="N108">
      <number:month number:calendar="jewish" number:style="long" number:textual="true"/>
      <number:text> </number:text>
      <number:year number:calendar="jewish" number:style="long"/>
    </number:date-style>
    <number:date-style style:name="N107">
      <number:month number:calendar="jewish" number:style="long" number:textual="true"/>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6T14:34:36.910956099</meta:creation-date>
    <dc:date>2023-05-29T22:38:07.068531813</dc:date>
    <meta:editing-duration>PT21H20M26S</meta:editing-duration>
    <meta:editing-cycles>142</meta:editing-cycles>
    <meta:generator>LibreOffice/7.3.7.2$Linux_X86_64 LibreOffice_project/30$Build-2</meta:generator>
    <meta:document-statistic meta:table-count="0" meta:image-count="7" meta:object-count="0" meta:page-count="16" meta:paragraph-count="114" meta:word-count="1706" meta:character-count="10858" meta:non-whitespace-character-count="9038"/>
  </office:meta>
</office:document-meta>
</file>